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6d0" officeooo:paragraph-rsid="0010b6d0"/>
    </style:style>
    <style:style style:name="P2" style:family="paragraph" style:parent-style-name="Standard" style:list-style-name="L2">
      <style:text-properties officeooo:rsid="0010b6d0" officeooo:paragraph-rsid="0010b6d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0b6d0" officeooo:paragraph-rsid="0010b6d0"/>
    </style:style>
    <style:style style:name="P4" style:family="paragraph" style:parent-style-name="Standard" style:list-style-name="L2">
      <style:text-properties officeooo:paragraph-rsid="0010b6d0"/>
    </style:style>
    <style:style style:name="T1" style:family="text">
      <style:text-properties officeooo:rsid="0010b6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GA Makerspace</text:p>
      <text:p text:style-name="P3"/>
      <text:p text:style-name="P1">Here Students have access to 3d printing, raspberry pis, audinos, laser cutting, 3d scanning. Most of these machines require you to take training online then in person. Thus, plan ahead! </text:p>
      <text:p text:style-name="P1"/>
      <text:p text:style-name="P1">Link: <text:a xlink:type="simple" xlink:href="https://www.libs.uga.edu/science/makerspace" text:style-name="Internet_20_link" text:visited-style-name="Visited_20_Internet_20_Link">https://www.libs.uga.edu/science/makerspace</text:a></text:p>
      <text:p text:style-name="P1"/>
      <text:p text:style-name="P1">Tips</text:p>
      <text:p text:style-name="P1"/>
      <text:list xml:id="list2979277592763744121" text:style-name="L2">
        <text:list-item>
          <text:p text:style-name="P4"><text:span text:style-name="T1">3d printing</text:span></text:p>
          <text:list>
            <text:list-item>
              <text:p text:style-name="P2">When making a hole to fit something in the whole must be about 1 mm larger on all sides than the object itself. </text:p>
            </text:list-item>
            <text:list-item>
              <text:p text:style-name="P2">Always use a raft when printing even if your object is flat!</text:p>
            </text:list-item>
          </text:list>
        </text:list-item>
        <text:list-item>
          <text:p text:style-name="P2">Laser cutting</text:p>
          <text:list>
            <text:list-item>
              <text:p text:style-name="P2">You will burn paper unless the laser speed is going very fa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5:05:13.134453291</meta:creation-date>
    <dc:date>2021-02-17T15:12:18.067046615</dc:date>
    <meta:editing-duration>PT7M5S</meta:editing-duration>
    <meta:editing-cycles>1</meta:editing-cycles>
    <meta:document-statistic meta:table-count="0" meta:image-count="0" meta:object-count="0" meta:page-count="1" meta:paragraph-count="9" meta:word-count="91" meta:character-count="516" meta:non-whitespace-character-count="437"/>
    <meta:generator>LibreOffice/5.1.6.2$Linux_X86_64 LibreOffice_project/10m0$Build-2</meta:generator>
  </office:meta>
</office:document-meta>
</file>